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5.346cm"/>
    </style:style>
    <style:style style:name="co3" style:family="table-column">
      <style:table-column-properties fo:break-before="auto" style:column-width="4.62cm"/>
    </style:style>
    <style:style style:name="co4" style:family="table-column">
      <style:table-column-properties fo:break-before="auto" style:column-width="7.999cm"/>
    </style:style>
    <style:style style:name="co5" style:family="table-column">
      <style:table-column-properties fo:break-before="auto" style:column-width="6.72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8.158cm"/>
    </style:style>
    <style:style style:name="co8" style:family="table-column">
      <style:table-column-properties fo:break-before="auto" style:column-width="10.139cm"/>
    </style:style>
    <style:style style:name="co9" style:family="table-column">
      <style:table-column-properties fo:break-before="auto" style:column-width="7.327cm"/>
    </style:style>
    <style:style style:name="co10" style:family="table-column">
      <style:table-column-properties fo:break-before="auto" style:column-width="6.708cm"/>
    </style:style>
    <style:style style:name="co11" style:family="table-column">
      <style:table-column-properties fo:break-before="auto" style:column-width="4.373cm"/>
    </style:style>
    <style:style style:name="co12" style:family="table-column">
      <style:table-column-properties fo:break-before="auto" style:column-width="9.749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6.108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5.701cm" fo:break-before="auto" style:use-optimal-row-height="true"/>
    </style:style>
    <style:style style:name="ro7" style:family="table-row">
      <style:table-row-properties style:row-height="6.523cm" fo:break-before="auto" style:use-optimal-row-height="true"/>
    </style:style>
    <style:style style:name="ro8" style:family="table-row">
      <style:table-row-properties style:row-height="6.9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9" style:family="table-cell" style:parent-style-name="Default">
      <style:text-properties fo:font-size="13pt" style:font-size-asian="13pt" style:font-size-complex="13pt"/>
    </style:style>
    <style:style style:name="ce20" style:family="table-cell" style:parent-style-name="Default">
      <style:text-properties fo:color="#ff0000"/>
    </style:style>
    <style:style style:name="ce21" style:family="table-cell" style:parent-style-name="Default">
      <style:table-cell-properties fo:background-color="transparent"/>
      <style:text-properties fo:color="#127622"/>
    </style:style>
    <style:style style:name="ce22" style:family="table-cell" style:parent-style-name="Default">
      <style:text-properties fo:color="#127622"/>
    </style:style>
    <style:style style:name="ce13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color="#000000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color="#000000" fo:font-size="13pt" style:font-size-asian="13pt" style:font-size-complex="13pt"/>
    </style:style>
    <style:style style:name="ce15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color="#000000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color="#00000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000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style:vertical-align="middle"/>
      <style:text-properties fo:color="#00000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 style:vertical-align="middle"/>
      <style:text-properties fo:color="#000000" fo:font-weight="normal" style:font-weight-asian="normal" style:font-weight-complex="normal"/>
    </style:style>
    <style:style style:name="ce39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wrap-option="wrap" style:vertical-align="middle"/>
    </style:style>
    <style:style style:name="ce30" style:family="table-cell" style:parent-style-name="Default">
      <style:table-cell-properties fo:wrap-option="no-wrap"/>
      <style:text-properties fo:color="#000000"/>
    </style:style>
    <style:style style:name="ce34" style:family="table-cell" style:parent-style-name="Default">
      <style:table-cell-properties fo:wrap-option="no-wrap"/>
      <style:text-properties fo:color="#000000" fo:font-size="13pt" style:font-size-asian="13pt" style:font-size-complex="13pt"/>
    </style:style>
    <style:style style:name="ce48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color="#127622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127622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ff000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 style:vertical-align="middle"/>
      <style:text-properties fo:color="#ff000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wrap-option="wrap" style:vertical-align="middle"/>
      <style:text-properties fo:color="#127622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color="#c9211e"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c9211e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127622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0000" fo:font-weight="normal" style:font-weight-asian="normal" style:font-weight-complex="normal"/>
    </style:style>
    <style:style style:name="ce55" style:family="table-cell" style:parent-style-name="Default">
      <style:table-cell-properties fo:wrap-option="wrap" style:vertical-align="middle"/>
      <style:text-properties fo:color="#127622" fo:font-weight="normal" style:font-weight-asian="normal" style:font-weight-complex="normal"/>
    </style:style>
    <style:style style:name="ce56" style:family="table-cell" style:parent-style-name="Default">
      <style:table-cell-properties fo:wrap-option="wrap" style:vertical-align="middle"/>
      <style:text-properties fo:color="#c9211e"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color="#000000"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color="#c9211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no-wrap" style:vertical-align="middle"/>
      <style:text-properties fo:color="#127622" fo:font-size="10pt" style:font-size-asian="10pt" style:font-size-complex="10pt"/>
    </style:style>
    <style:style style:name="ce38" style:family="table-cell" style:parent-style-name="Default">
      <style:table-cell-properties fo:wrap-option="wrap" style:vertical-align="middle"/>
      <style:text-properties fo:color="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Roboto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t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0"/>
        <table:table-column table:style-name="co1" table:default-cell-style-name="Default"/>
        <table:table-column table:style-name="co4" table:default-cell-style-name="ce22"/>
        <table:table-column table:style-name="co5" table:default-cell-style-name="Default"/>
        <table:table-row table:style-name="ro1">
          <table:table-cell table:style-name="ce16" office:value-type="string" calcext:value-type="string" table:number-columns-spanned="6" table:number-rows-spanned="1">
            <text:p>Bacia do Rio Doce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2">
          <table:table-cell table:style-name="ce17" office:value-type="string" calcext:value-type="string" table:number-columns-spanned="3" table:number-rows-spanned="1">
            <text:p>convencionais</text:p>
          </table:table-cell>
          <table:covered-table-cell table:number-columns-repeated="2" table:style-name="ce19"/>
          <table:table-cell table:style-name="ce17" office:value-type="string" calcext:value-type="string" table:number-columns-spanned="3" table:number-rows-spanned="1">
            <text:p>telemétricas</text:p>
          </table:table-cell>
          <table:covered-table-cell table:number-columns-repeated="2" table:style-name="ce19"/>
        </table:table-row>
        <table:table-row table:style-name="ro3">
          <table:table-cell table:style-name="ce18" office:value-type="string" calcext:value-type="string">
            <text:p>PLUVIO</text:p>
          </table:table-cell>
          <table:table-cell table:style-name="ce18" office:value-type="string" calcext:value-type="string">
            <text:p>FLUVIO</text:p>
          </table:table-cell>
          <table:table-cell table:style-name="ce18" office:value-type="string" calcext:value-type="string">
            <text:p>PLUVIO/FLUVIO</text:p>
          </table:table-cell>
          <table:table-cell table:style-name="ce18" office:value-type="string" calcext:value-type="string">
            <text:p>PLUVIO</text:p>
          </table:table-cell>
          <table:table-cell table:style-name="ce18" office:value-type="string" calcext:value-type="string">
            <text:p>FLUVIO</text:p>
          </table:table-cell>
          <table:table-cell table:style-name="ce18" office:value-type="string" calcext:value-type="string">
            <text:p>PLUVIO/FLUVIO</text:p>
          </table:table-cell>
        </table:table-row>
        <table:table-row table:style-name="ro4">
          <table:table-cell/>
          <table:table-cell table:style-name="ce20" office:value-type="string" calcext:value-type="string">
            <text:p>codigo: 56340000</text:p>
            <text:p>nome: DOM SILVÉRIO</text:p>
            <text:p>operadoraS: ANA</text:p>
            <text:p>areaDrenag: 269.0</text:p>
            <text:p>tipoEstaca: FLU</text:p>
            <text:p>telemetric: False</text:p>
            <text:p>nmMunicipi: DOM SILVÉRIO</text:p>
            <text:p>nmEstado: MINAS GERAIS</text:p>
            <text:p>ini_monito: 1950.0</text:p>
            <text:p>fim_monito: 1964.0</text:p>
            <text:p>n_anos: 15.0</text:p>
            <text:p>disp: 97.36</text:p>
            <text:p>lat: -20.1608</text:p>
            <text:p>lon: -42.9461</text:p>
            <text:p/>
          </table:table-cell>
          <table:table-cell office:value-type="string" calcext:value-type="string">
            <text:p>codigo: 2043021</text:p>
            <text:p>nome: ALVINÓPOLIS</text:p>
            <text:p>operadoraS: ANA</text:p>
            <text:p>areaDrenag: NULL</text:p>
            <text:p>tipoEstaca: PLU-FLU</text:p>
            <text:p>telemetric: False</text:p>
            <text:p>nmMunicipi: ALVINÓPOLIS</text:p>
            <text:p>nmEstado: MINAS GERAIS</text:p>
            <text:p>ini_monito: 1942.0</text:p>
            <text:p>fim_monito: 1946.0</text:p>
            <text:p>n_anos: 4.0</text:p>
            <text:p>disp: 74.41</text:p>
            <text:p>lat: -20.1167</text:p>
            <text:p>lon: -43.05</text:p>
            <text:p/>
          </table:table-cell>
          <table:table-cell/>
          <table:table-cell table:style-name="ce21" office:value-type="string" calcext:value-type="string">
            <text:p>codigo: 56425000</text:p>
            <text:p>nome: FAZENDA CACHOEIRA D'ANTAS</text:p>
            <text:p>operadoraS: CPRM</text:p>
            <text:p>areaDrenag: 10100.0</text:p>
            <text:p>tipoEstaca: FLU</text:p>
            <text:p>telemetric: True</text:p>
            <text:p>nmMunicipi: SÃO JOSÉ DO GOIABAL</text:p>
            <text:p>nmEstado: MINAS GERAIS</text:p>
            <text:p>ini_monito: 1982.0</text:p>
            <text:p>fim_monito: 2019.0</text:p>
            <text:p>n_anos: 38.0</text:p>
            <text:p>disp: 96.93</text:p>
            <text:p>lat: -19.9944</text:p>
            <text:p>Lon: -42.67419999999999</text:p>
          </table:table-cell>
          <table:table-cell table:style-name="ce22" office:value-type="string" calcext:value-type="string">
            <text:p>codigo: 2042031</text:p>
            <text:p>nome: FAZENDA CACHOEIRA D'ANTAS</text:p>
            <text:p>operadoraS: CPRM</text:p>
            <text:p>areaDrenag: NULL</text:p>
            <text:p>tipoEstaca: PLU-FLU</text:p>
            <text:p>telemetric: True</text:p>
            <text:p>nmMunicipi: SÃO JOSÉ DO GOIABAL</text:p>
            <text:p>nmEstado: MINAS GERAIS</text:p>
            <text:p>ini_monito: 1982.0</text:p>
            <text:p>fim_monito: 2019.0</text:p>
            <text:p>n_anos: 38.0</text:p>
            <text:p>disp: 96.96</text:p>
            <text:p>lat: -20.0114</text:p>
            <text:p>Lon: -42.6742</text:p>
          </table:table-cell>
        </table:table-row>
        <table:table-row table:style-name="ro4">
          <table:table-cell/>
          <table:table-cell table:style-name="ce20" office:value-type="string" calcext:value-type="string">
            <text:p>codigo: 56130000</text:p>
            <text:p>nome: USINA ANA FLORÊNCIA</text:p>
            <text:p>operadoraS: ANA</text:p>
            <text:p>areaDrenag: 256.0</text:p>
            <text:p>tipoEstaca: FLU</text:p>
            <text:p>telemetric: False</text:p>
            <text:p>nmMunicipi: PONTE NOVA</text:p>
            <text:p>nmEstado: MINAS GERAIS</text:p>
            <text:p>ini_monito: 1951.0</text:p>
            <text:p>fim_monito: 1960.0</text:p>
            <text:p>n_anos: 10.0</text:p>
            <text:p>disp: 93.28</text:p>
            <text:p>lat: -20.35</text:p>
            <text:p>lon: -42.849799999999995</text:p>
            <text:p/>
          </table:table-cell>
          <table:table-cell office:value-type="string" calcext:value-type="string">
            <text:p>codigo: 2042009</text:p>
            <text:p>nome: PONTE NOVA</text:p>
            <text:p>operadoraS: ANA</text:p>
            <text:p>areaDrenag: NULL</text:p>
            <text:p>tipoEstaca: PLU-FLU</text:p>
            <text:p>telemetric: False</text:p>
            <text:p>nmMunicipi: PONTE NOVA</text:p>
            <text:p>nmEstado: MINAS GERAIS</text:p>
            <text:p>ini_monito: 1941.0</text:p>
            <text:p>fim_monito: 1972.0</text:p>
            <text:p>n_anos: 27.0</text:p>
            <text:p>disp: 79.55</text:p>
            <text:p>lat: -20.4</text:p>
            <text:p>lon: -42.9</text:p>
            <text:p/>
          </table:table-cell>
          <table:table-cell/>
          <table:table-cell office:value-type="string" calcext:value-type="string">
            <text:p>codigo: 56338500</text:p>
            <text:p>nome: UHE RISOLETA NEVES JUSANTE</text:p>
            <text:p>operadoraS: CONS.RISOLETA</text:p>
            <text:p>areaDrenag: 8900.0</text:p>
            <text:p>tipoEstaca: FLU</text:p>
            <text:p>telemetric: True</text:p>
            <text:p>nmMunicipi: RIO DOCE</text:p>
            <text:p>nmEstado: MINAS GERAIS</text:p>
            <text:p>ini_monito: 2017.0</text:p>
            <text:p>fim_monito: 2020.0</text:p>
            <text:p>n_anos: 4.0</text:p>
            <text:p>disp: 70.49</text:p>
            <text:p>lat: -20.1975</text:p>
            <text:p>Lon: -42.850899999999996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codigo: 2042012</text:p>
            <text:p>nome: USINA PONTAL</text:p>
            <text:p>operadoraS: ANA</text:p>
            <text:p>areaDrenag: NULL</text:p>
            <text:p>tipoEstaca: PLU-FLU</text:p>
            <text:p>telemetric: False</text:p>
            <text:p>nmMunicipi: PONTE NOVA</text:p>
            <text:p>nmEstado: MINAS GERAIS</text:p>
            <text:p>ini_monito: 1949.0</text:p>
            <text:p>fim_monito: 1963.0</text:p>
            <text:p>n_anos: 13.0</text:p>
            <text:p>disp: 81.27</text:p>
            <text:p>lat: -20.4</text:p>
            <text:p>lon: -42.9</text:p>
            <text:p/>
          </table:table-cell>
          <table:table-cell/>
          <table:table-cell office:value-type="string" calcext:value-type="string">
            <text:p>codigo: 56338080</text:p>
            <text:p>nome: UHE RISOLETA NEVES BARRAMENTO</text:p>
            <text:p>operadoraS: CONS.RISOLETA</text:p>
            <text:p>areaDrenag: 8900.0</text:p>
            <text:p>tipoEstaca: FLU</text:p>
            <text:p>telemetric: True</text:p>
            <text:p>nmMunicipi: RIO DOCE</text:p>
            <text:p>nmEstado: MINAS GERAIS</text:p>
            <text:p>ini_monito: 2017.0</text:p>
            <text:p>fim_monito: 2017.0</text:p>
            <text:p>n_anos: 0.0</text:p>
            <text:p>disp: 63.27</text:p>
            <text:p>lat: -20.2064</text:p>
            <text:p>lon: -42.85399999999999</text:p>
            <text:p/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/>
          <table:table-cell office:value-type="string" calcext:value-type="string">
            <text:p>codigo: 56110005</text:p>
            <text:p>nome: PONTE NOVA JUSANTE</text:p>
            <text:p>operadoraS: CPRM</text:p>
            <text:p>areaDrenag: 6230.0</text:p>
            <text:p>tipoEstaca: FLU</text:p>
            <text:p>telemetric: True</text:p>
            <text:p>nmMunicipi: PONTE NOVA</text:p>
            <text:p>nmEstado: MINAS GERAIS</text:p>
            <text:p>ini_monito: 1975.0</text:p>
            <text:p>fim_monito: 2019.0</text:p>
            <text:p>n_anos: 45.0</text:p>
            <text:p>disp: 98.31</text:p>
            <text:p>lat: -20.3839</text:p>
            <text:p>lon: -42.9028</text:p>
            <text:p/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/>
          <table:table-cell office:value-type="string" calcext:value-type="string">
            <text:p>codigo: 56337200</text:p>
            <text:p>nome: UHE RISOLETA NEVES RIO PIRANGA</text:p>
            <text:p>operadoraS: CONS.RISOLETA</text:p>
            <text:p>areaDrenag: 5862.0</text:p>
            <text:p>tipoEstaca: FLU</text:p>
            <text:p>telemetric: True</text:p>
            <text:p>nmMunicipi: RIO DOCE</text:p>
            <text:p>nmEstado: MINAS GERAIS</text:p>
            <text:p>ini_monito: 2017.0</text:p>
            <text:p>fim_monito: 2020.0</text:p>
            <text:p>n_anos: 4.0</text:p>
            <text:p>disp: 71.60833333333333</text:p>
            <text:p>lat: -20.2975</text:p>
            <text:p>lon: -42.8922</text:p>
            <text:p/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/>
          <table:table-cell office:value-type="string" calcext:value-type="string">
            <text:p>codigo: 56337500</text:p>
            <text:p>nome: UHE RISOLETA NEVES RIO DO CARMO</text:p>
            <text:p>operadoraS: CONS.RISOLETA</text:p>
            <text:p>areaDrenag: 2229.0</text:p>
            <text:p>tipoEstaca: FLU</text:p>
            <text:p>telemetric: True</text:p>
            <text:p>nmMunicipi: BARRA LONGA</text:p>
            <text:p>nmEstado: MINAS GERAIS</text:p>
            <text:p>ini_monito: 2017.0</text:p>
            <text:p>fim_monito: 2019.0</text:p>
            <text:p>n_anos: 3.0</text:p>
            <text:p>disp: 66.06666666666666</text:p>
            <text:p>lat: -20.2561</text:p>
            <text:p>lon: -42.991499999999995</text:p>
            <text:p/>
          </table:table-cell>
          <table:table-cell/>
        </table:table-row>
      </table:table>
      <table:table table:name="médio" table:style-name="ta1">
        <table:table-column table:style-name="co1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7" table:default-cell-style-name="ce22"/>
        <table:table-column table:style-name="co8" table:default-cell-style-name="Default"/>
        <table:table-row table:style-name="ro1">
          <table:table-cell table:style-name="ce16" office:value-type="string" calcext:value-type="string" table:number-columns-spanned="6" table:number-rows-spanned="1">
            <text:p>Bacia do Rio Doce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2">
          <table:table-cell table:style-name="ce17" office:value-type="string" calcext:value-type="string" table:number-columns-spanned="3" table:number-rows-spanned="1">
            <text:p>convencionais</text:p>
          </table:table-cell>
          <table:covered-table-cell table:number-columns-repeated="2" table:style-name="ce19"/>
          <table:table-cell table:style-name="ce17" office:value-type="string" calcext:value-type="string" table:number-columns-spanned="3" table:number-rows-spanned="1">
            <text:p>telemétricas</text:p>
          </table:table-cell>
          <table:covered-table-cell table:number-columns-repeated="2" table:style-name="ce19"/>
        </table:table-row>
        <table:table-row table:style-name="ro3">
          <table:table-cell table:style-name="ce18" office:value-type="string" calcext:value-type="string">
            <text:p>PLUVIO</text:p>
          </table:table-cell>
          <table:table-cell table:style-name="ce18" office:value-type="string" calcext:value-type="string">
            <text:p>FLUVIO</text:p>
          </table:table-cell>
          <table:table-cell table:style-name="ce18" office:value-type="string" calcext:value-type="string">
            <text:p>PLUVIO/FLUVIO</text:p>
          </table:table-cell>
          <table:table-cell table:style-name="ce18" office:value-type="string" calcext:value-type="string">
            <text:p>PLUVIO</text:p>
          </table:table-cell>
          <table:table-cell table:style-name="ce18" office:value-type="string" calcext:value-type="string">
            <text:p>FLUVIO</text:p>
          </table:table-cell>
          <table:table-cell table:style-name="ce18" office:value-type="string" calcext:value-type="string">
            <text:p>PLUVIO/FLUVIO</text:p>
          </table:table-cell>
        </table:table-row>
        <table:table-row table:style-name="ro6">
          <table:table-cell/>
          <table:table-cell table:style-name="ce20" office:value-type="string" calcext:value-type="string">
            <text:p>codigo: 56847000</text:p>
            <text:p>nome: FAZENDA BRETZ</text:p>
            <text:p>operadoraS: ANA</text:p>
            <text:p>areaDrenag: 1710.0</text:p>
            <text:p>tipoEstaca: FLU</text:p>
            <text:p>telemetric: False</text:p>
            <text:p>nmMunicipi: GOVERNADOR VALADARE</text:p>
            <text:p>nmEstado: MINAS GERAIS</text:p>
            <text:p>ini_monito: 1973.0</text:p>
            <text:p>fim_monito: 1975.0</text:p>
            <text:p>n_anos: 3.0</text:p>
            <text:p>disp: 65.11</text:p>
            <text:p>lat: -18.9347222222222</text:p>
            <text:p>Lon: -42.0830555555556</text:p>
          </table:table-cell>
          <table:table-cell table:style-name="ce20" office:value-type="string" calcext:value-type="string">
            <text:p>codigo: 1841004</text:p>
            <text:p>nome: GOVERNADOR VALADARES</text:p>
            <text:p>operadoraS: ANA</text:p>
            <text:p>areaDrenag: NULL</text:p>
            <text:p>tipoEstaca: PLU-FLU</text:p>
            <text:p>telemetric: False</text:p>
            <text:p>nmMunicipi: GOVERNADOR VALADARE</text:p>
            <text:p>nmEstado: MINAS GERAIS</text:p>
            <text:p>ini_monito: 1941.0</text:p>
            <text:p>fim_monito: 1946.0</text:p>
            <text:p>n_anos: 6.0</text:p>
            <text:p>disp: 91.67</text:p>
            <text:p>lat: -18.8333</text:p>
            <text:p>Lon: -41.93289999999999</text:p>
          </table:table-cell>
          <table:table-cell/>
          <table:table-cell table:style-name="ce20" office:value-type="string" calcext:value-type="string">
            <text:p>codigo: 1841015</text:p>
            <text:p>nome: GOVERNADOR VALADARES</text:p>
            <text:p>operadoraS: INMET</text:p>
            <text:p>areaDrenag: NULL</text:p>
            <text:p>tipoEstaca: FLU</text:p>
            <text:p>telemetric: True</text:p>
            <text:p>nmMunicipi: GOVERNADOR VALADARE</text:p>
            <text:p>nmEstado: MINAS GERAIS</text:p>
            <text:p>ini_monito: 1962.0</text:p>
            <text:p>fim_monito: 1998.0</text:p>
            <text:p>n_anos: 30.0</text:p>
            <text:p>disp: 80.27</text:p>
            <text:p>lat: -18.85</text:p>
            <text:p>Lon: -41.9333</text:p>
          </table:table-cell>
          <table:table-cell table:style-name="ce22" office:value-type="string" calcext:value-type="string">
            <text:p>codigo: 1841029</text:p>
            <text:p>nome: PCH TRONQUEIRAS SE GOVERNADOR VALADARES</text:p>
            <text:p>operadoraS: CEMIG LESTE</text:p>
            <text:p>areaDrenag: NULL</text:p>
            <text:p>tipoEstaca: PLU-FLU</text:p>
            <text:p>telemetric: True</text:p>
            <text:p>nmMunicipi: GOVERNADOR VALADARE</text:p>
            <text:p>nmEstado: MINAS GERAIS</text:p>
            <text:p>ini_monito: 2015.0</text:p>
            <text:p>fim_monito: 2021.0</text:p>
            <text:p>n_anos: 0.0</text:p>
            <text:p>disp: 41.83428571428571</text:p>
            <text:p>lat: -18.855</text:p>
            <text:p>Lon: -41.959799999999994</text:p>
          </table:table-cell>
        </table:table-row>
        <table:table-row table:style-name="ro6">
          <table:table-cell/>
          <table:table-cell table:style-name="ce22" office:value-type="string" calcext:value-type="string">
            <text:p>codigo: 56846900</text:p>
            <text:p>nome: FAZENDA BRETZ - MONTANTE</text:p>
            <text:p>operadoraS: ANA</text:p>
            <text:p>areaDrenag: 1710.0</text:p>
            <text:p>tipoEstaca: FLU</text:p>
            <text:p>telemetric: False</text:p>
            <text:p>nmMunicipi: GOVERNADOR VALADARE</text:p>
            <text:p>nmEstado: MINAS GERAIS</text:p>
            <text:p>ini_monito: 1998.0</text:p>
            <text:p>fim_monito: 2009.0</text:p>
            <text:p>n_anos: 8.0</text:p>
            <text:p>disp: 54.52</text:p>
            <text:p>lat: -18.9317</text:p>
            <text:p>Lon: -42.1028</text:p>
          </table:table-cell>
          <table:table-cell table:style-name="ce20" office:value-type="string" calcext:value-type="string">
            <text:p>codigo: 1841005</text:p>
            <text:p>nome: GOVERNADOR VALADARES</text:p>
            <text:p>operadoraS: ANA</text:p>
            <text:p>areaDrenag: NULL</text:p>
            <text:p>tipoEstaca: PLU-FLU</text:p>
            <text:p>telemetric: False</text:p>
            <text:p>nmMunicipi: GOVERNADOR VALADARE</text:p>
            <text:p>nmEstado: MINAS GERAIS</text:p>
            <text:p>ini_monito: 1941.0</text:p>
            <text:p>fim_monito: 1960.0</text:p>
            <text:p>n_anos: 20.0</text:p>
            <text:p>disp: 98.1</text:p>
            <text:p>lat: -18.8333</text:p>
            <text:p>Lon: -41.9333</text:p>
          </table:table-cell>
          <table:table-cell/>
          <table:table-cell office:value-type="string" calcext:value-type="string">
            <text:p><text:span text:style-name="T1">codigo: 56850000</text:span></text:p>
            <text:p><text:span text:style-name="T1">nome: GOVERNADOR VALADARES</text:span></text:p>
            <text:p><text:span text:style-name="T1">operadoraS: CPRM</text:span></text:p>
            <text:p><text:span text:style-name="T1">areaDrenag: 40500.0</text:span></text:p>
            <text:p><text:span text:style-name="T1">tipoEstaca: FLU</text:span></text:p>
            <text:p><text:span text:style-name="T1">telemetric: True</text:span></text:p>
            <text:p><text:span text:style-name="T1">nmMunicipi: GOVERNADOR VALADARE</text:span></text:p>
            <text:p><text:span text:style-name="T1">nmEstado: MINAS GERAIS</text:span></text:p>
            <text:p><text:span text:style-name="T1">ini_monito: 2007.0</text:span></text:p>
            <text:p><text:span text:style-name="T1">fim_monito: 2020.0</text:span></text:p>
            <text:p><text:span text:style-name="T1">n_anos: 13.0</text:span></text:p>
            <text:p><text:span text:style-name="T1">disp: 80.86</text:span></text:p>
            <text:p><text:span text:style-name="T1">lat: -18.8831</text:span></text:p>
            <text:p><text:span text:style-name="T1">Lon: -41.950599999999994</text:span></text:p>
          </table:table-cell>
          <table:table-cell table:style-name="ce22" office:value-type="string" calcext:value-type="string">
            <text:p>codigo: 1841020</text:p>
            <text:p>nome: GOVERNADOR VALADARES</text:p>
            <text:p>operadoraS: CPRM</text:p>
            <text:p>areaDrenag: NULL</text:p>
            <text:p>tipoEstaca: PLU-FLU</text:p>
            <text:p>telemetric: True</text:p>
            <text:p>nmMunicipi: GOVERNADOR VALADARE</text:p>
            <text:p>nmEstado: MINAS GERAIS</text:p>
            <text:p>ini_monito: 1986.0</text:p>
            <text:p>fim_monito: 2019.0</text:p>
            <text:p>n_anos: 34.0</text:p>
            <text:p>disp: 94.24</text:p>
            <text:p>lat: -18.8831</text:p>
            <text:p>Lon: -41.9503</text:p>
          </table:table-cell>
        </table:table-row>
        <table:table-row table:style-name="ro6">
          <table:table-cell/>
          <table:table-cell table:style-name="ce22" office:value-type="string" calcext:value-type="string">
            <text:p>codigo: 56846890</text:p>
            <text:p>nome: FAZENDA ACONCHEGO</text:p>
            <text:p>operadoraS: CPRM</text:p>
            <text:p>areaDrenag: 1730.0</text:p>
            <text:p>tipoEstaca: FLU</text:p>
            <text:p>telemetric: False</text:p>
            <text:p>nmMunicipi: GOVERNADOR VALADARE</text:p>
            <text:p>nmEstado: MINAS GERAIS</text:p>
            <text:p>ini_monito: 2015.0</text:p>
            <text:p>fim_monito: 2017.0</text:p>
            <text:p>n_anos: 3.0</text:p>
            <text:p>disp: 62.38</text:p>
            <text:p>lat: -18.9317</text:p>
            <text:p>Lon: -42.1028</text:p>
          </table:table-cell>
          <table:table-cell table:style-name="ce22" office:value-type="string" calcext:value-type="string">
            <text:p>codigo: 1842005</text:p>
            <text:p>nome: COROACI</text:p>
            <text:p>operadoraS: CPRM</text:p>
            <text:p>areaDrenag: NULL</text:p>
            <text:p>tipoEstaca: PLU-FLU</text:p>
            <text:p>telemetric: False</text:p>
            <text:p>nmMunicipi: COROACI</text:p>
            <text:p>nmEstado: MINAS GERAIS</text:p>
            <text:p>ini_monito: 1942.0</text:p>
            <text:p>fim_monito: 2019.0</text:p>
            <text:p>n_anos: 77.0</text:p>
            <text:p>disp: 97.24</text:p>
            <text:p>lat: -18.6119</text:p>
            <text:p>Lon: -42.2786</text:p>
          </table:table-cell>
          <table:table-cell/>
          <table:table-cell office:value-type="string" calcext:value-type="string">
            <text:p>codigo: 56846860</text:p>
            <text:p>nome: PCH TRONQUEIRAS SUAÇUÍ PEQUENO</text:p>
            <text:p>operadoraS: CEMIG LESTE</text:p>
            <text:p>areaDrenag: NULL</text:p>
            <text:p>tipoEstaca: FLU</text:p>
            <text:p>telemetric: True</text:p>
            <text:p>nmMunicipi: GOVERNADOR VALADARE</text:p>
            <text:p>nmEstado: MINAS GERAIS</text:p>
            <text:p>ini_monito: 2016.0</text:p>
            <text:p>fim_monito: 2021.0</text:p>
            <text:p>n_anos: 0.0</text:p>
            <text:p>disp: 34.736666666666665</text:p>
            <text:p>lat: -18.7611</text:p>
            <text:p>Lon: -42.1739</text:p>
          </table:table-cell>
          <table:table-cell/>
        </table:table-row>
        <table:table-row table:style-name="ro6">
          <table:table-cell/>
          <table:table-cell table:style-name="ce22" office:value-type="string" calcext:value-type="string">
            <text:p>codigo: 56846000</text:p>
            <text:p>nome: PORTO SANTA RITA</text:p>
            <text:p>operadoraS: CPRM</text:p>
            <text:p>areaDrenag: 1970.0</text:p>
            <text:p>tipoEstaca: FLU</text:p>
            <text:p>telemetric: False</text:p>
            <text:p>nmMunicipi: SÃO GERALDO DA PIED</text:p>
            <text:p>nmEstado: MINAS GERAIS</text:p>
            <text:p>ini_monito: 1976.0</text:p>
            <text:p>fim_monito: 2019.0</text:p>
            <text:p>n_anos: 43.0</text:p>
            <text:p>disp: 95.62</text:p>
            <text:p>lat: -18.9517</text:p>
            <text:p>Lon: -42.3592</text:p>
          </table:table-cell>
          <table:table-cell table:style-name="ce20" office:value-type="string" calcext:value-type="string">
            <text:p>codigo: 1942010</text:p>
            <text:p>nome: PEDRA CORRIDA</text:p>
            <text:p>operadoraS: ANA</text:p>
            <text:p>areaDrenag: NULL</text:p>
            <text:p>tipoEstaca: PLU-FLU</text:p>
            <text:p>telemetric: False</text:p>
            <text:p>nmMunicipi: AÇUCENA</text:p>
            <text:p>nmEstado: MINAS GERAIS</text:p>
            <text:p>ini_monito: 1942.0</text:p>
            <text:p>fim_monito: 1942.0</text:p>
            <text:p>n_anos: 1.0</text:p>
            <text:p>disp: 65.41</text:p>
            <text:p>lat: -19.0833</text:p>
            <text:p>Lon: -42.1667</text:p>
          </table:table-cell>
          <table:table-cell/>
          <table:table-cell office:value-type="string" calcext:value-type="string">
            <text:p>codigo: 56846801</text:p>
            <text:p>nome: PCH TRONQUEIRAS JUSANTE</text:p>
            <text:p>operadoraS: CEMIG LESTE</text:p>
            <text:p>areaDrenag: 536.0</text:p>
            <text:p>tipoEstaca: FLU</text:p>
            <text:p>telemetric: True</text:p>
            <text:p>nmMunicipi: GOVERNADOR VALADARE</text:p>
            <text:p>nmEstado: MINAS GERAIS</text:p>
            <text:p>ini_monito: 2011.0</text:p>
            <text:p>fim_monito: 2020.0</text:p>
            <text:p>n_anos: 5.0</text:p>
            <text:p>disp: 72.6475</text:p>
            <text:p>lat: -18.7186</text:p>
            <text:p>Lon: -42.2622</text:p>
          </table:table-cell>
          <table:table-cell/>
        </table:table-row>
        <table:table-row table:style-name="ro6">
          <table:table-cell table:number-columns-repeated="2"/>
          <table:table-cell table:style-name="ce20" office:value-type="string" calcext:value-type="string">
            <text:p>codigo: 1842021</text:p>
            <text:p>nome: PORTO SANTA RITA</text:p>
            <text:p>operadoraS: ANA</text:p>
            <text:p>areaDrenag: NULL</text:p>
            <text:p>tipoEstaca: PLU-FLU</text:p>
            <text:p>telemetric: False</text:p>
            <text:p>nmMunicipi: SÃO GERALDO DA PIED</text:p>
            <text:p>nmEstado: MINAS GERAIS</text:p>
            <text:p>ini_monito: 1985.0</text:p>
            <text:p>fim_monito: 1998.0</text:p>
            <text:p>n_anos: 13.0</text:p>
            <text:p>disp: 90.18</text:p>
            <text:p>lat: -18.9503</text:p>
            <text:p>Lon: -42.3567</text:p>
          </table:table-cell>
          <table:table-cell/>
          <table:table-cell office:value-type="string" calcext:value-type="string">
            <text:p>codigo: 56846801</text:p>
            <text:p>nome: PCH TRONQUEIRAS JUSANTE</text:p>
            <text:p>operadoraS: CEMIG LESTE</text:p>
            <text:p>areaDrenag: 536.0</text:p>
            <text:p>tipoEstaca: FLU</text:p>
            <text:p>telemetric: True</text:p>
            <text:p>nmMunicipi: GOVERNADOR VALADARE</text:p>
            <text:p>nmEstado: MINAS GERAIS</text:p>
            <text:p>ini_monito: 2011.0</text:p>
            <text:p>fim_monito: 2020.0</text:p>
            <text:p>n_anos: 5.0</text:p>
            <text:p>disp: 72.55</text:p>
            <text:p>lat: -18.7186</text:p>
            <text:p>Lon: -42.2622</text:p>
          </table:table-cell>
          <table:table-cell/>
        </table:table-row>
        <table:table-row table:style-name="ro6">
          <table:table-cell table:number-columns-repeated="4"/>
          <table:table-cell office:value-type="string" calcext:value-type="string">
            <text:p>codigo: 56846801</text:p>
            <text:p>nome: PCH TRONQUEIRAS JUSANTE</text:p>
            <text:p>operadoraS: CEMIG LESTE</text:p>
            <text:p>areaDrenag: 536.0</text:p>
            <text:p>tipoEstaca: FLU</text:p>
            <text:p>telemetric: True</text:p>
            <text:p>nmMunicipi: GOVERNADOR VALADARE</text:p>
            <text:p>nmEstado: MINAS GERAIS</text:p>
            <text:p>ini_monito: 2010.0</text:p>
            <text:p>fim_monito: 2021.0</text:p>
            <text:p>n_anos: 0.0</text:p>
            <text:p>disp: 22.68166666666667</text:p>
            <text:p>lat: -18.7186</text:p>
            <text:p>Lon: -42.2622</text:p>
          </table:table-cell>
          <table:table-cell/>
        </table:table-row>
        <table:table-row table:style-name="ro6">
          <table:table-cell table:number-columns-repeated="4"/>
          <table:table-cell office:value-type="string" calcext:value-type="string">
            <text:p>codigo: 56846480</text:p>
            <text:p>nome: PCH TRONQUEIRAS BARRAMENTO</text:p>
            <text:p>operadoraS: CEMIG LESTE</text:p>
            <text:p>areaDrenag: 536.0</text:p>
            <text:p>tipoEstaca: FLU</text:p>
            <text:p>telemetric: True</text:p>
            <text:p>nmMunicipi: COROACI</text:p>
            <text:p>nmEstado: MINAS GERAIS</text:p>
            <text:p>ini_monito: 2015.0</text:p>
            <text:p>fim_monito: 2015.0</text:p>
            <text:p>n_anos: 0.0</text:p>
            <text:p>disp: 14.79</text:p>
            <text:p>lat: -18.72</text:p>
            <text:p>Lon: -42.2692</text:p>
          </table:table-cell>
          <table:table-cell/>
        </table:table-row>
        <table:table-row table:style-name="ro6">
          <table:table-cell table:number-columns-repeated="4"/>
          <table:table-cell office:value-type="string" calcext:value-type="string">
            <text:p>codigo: 56846200</text:p>
            <text:p>nome: UHE BAGUARI JUSANTE</text:p>
            <text:p>operadoraS: CONS.BAGUARI</text:p>
            <text:p>areaDrenag: 38500.0</text:p>
            <text:p>tipoEstaca: FLU</text:p>
            <text:p>telemetric: True</text:p>
            <text:p>nmMunicipi: GOVERNADOR VALADARE</text:p>
            <text:p>nmEstado: MINAS GERAIS</text:p>
            <text:p>ini_monito: 2015.0</text:p>
            <text:p>fim_monito: 2020.0</text:p>
            <text:p>n_anos: 6.0</text:p>
            <text:p>disp: 84.63</text:p>
            <text:p>lat: -18.9706</text:p>
            <text:p>Lon: -42.0883</text:p>
          </table:table-cell>
          <table:table-cell/>
        </table:table-row>
        <table:table-row table:style-name="ro6">
          <table:table-cell table:number-columns-repeated="4"/>
          <table:table-cell office:value-type="string" calcext:value-type="string">
            <text:p>codigo: 56846200</text:p>
            <text:p>nome: UHE BAGUARI JUSANTE</text:p>
            <text:p>operadoraS: CONS.BAGUARI</text:p>
            <text:p>areaDrenag: 38500.0</text:p>
            <text:p>tipoEstaca: FLU</text:p>
            <text:p>telemetric: True</text:p>
            <text:p>nmMunicipi: GOVERNADOR VALADARE</text:p>
            <text:p>nmEstado: MINAS GERAIS</text:p>
            <text:p>ini_monito: 2015.0</text:p>
            <text:p>fim_monito: 2020.0</text:p>
            <text:p>n_anos: 6.0</text:p>
            <text:p>disp: 84.57142857142857</text:p>
            <text:p>lat: -18.9706</text:p>
            <text:p>Lon: -42.0883</text:p>
          </table:table-cell>
          <table:table-cell/>
        </table:table-row>
        <table:table-row table:style-name="ro6">
          <table:table-cell table:number-columns-repeated="4"/>
          <table:table-cell office:value-type="string" calcext:value-type="string">
            <text:p>codigo: 56846200</text:p>
            <text:p>nome: UHE BAGUARI JUSANTE</text:p>
            <text:p>operadoraS: CONS.BAGUARI</text:p>
            <text:p>areaDrenag: 38500.0</text:p>
            <text:p>tipoEstaca: FLU</text:p>
            <text:p>telemetric: True</text:p>
            <text:p>nmMunicipi: GOVERNADOR VALADARE</text:p>
            <text:p>nmEstado: MINAS GERAIS</text:p>
            <text:p>ini_monito: 2015.0</text:p>
            <text:p>fim_monito: 2020.0</text:p>
            <text:p>n_anos: 6.0</text:p>
            <text:p>disp: 84.16</text:p>
            <text:p>lat: -18.9706</text:p>
            <text:p>Lon: -42.0883</text:p>
          </table:table-cell>
          <table:table-cell/>
        </table:table-row>
        <table:table-row table:style-name="ro6">
          <table:table-cell table:number-columns-repeated="4"/>
          <table:table-cell office:value-type="string" calcext:value-type="string">
            <text:p>codigo: 56846200</text:p>
            <text:p>nome: UHE BAGUARI JUSANTE</text:p>
            <text:p>operadoraS: CONS.BAGUARI</text:p>
            <text:p>areaDrenag: 38500.0</text:p>
            <text:p>tipoEstaca: FLU</text:p>
            <text:p>telemetric: True</text:p>
            <text:p>nmMunicipi: GOVERNADOR VALADARE</text:p>
            <text:p>nmEstado: MINAS GERAIS</text:p>
            <text:p>ini_monito: 2015.0</text:p>
            <text:p>fim_monito: 2020.0</text:p>
            <text:p>n_anos: 6.0</text:p>
            <text:p>disp: 85.0457142857143</text:p>
            <text:p>lat: -18.9706</text:p>
            <text:p>Lon: -42.0883</text:p>
          </table:table-cell>
          <table:table-cell/>
        </table:table-row>
        <table:table-row table:style-name="ro6">
          <table:table-cell table:number-columns-repeated="4"/>
          <table:table-cell office:value-type="string" calcext:value-type="string">
            <text:p>codigo: 56846080</text:p>
            <text:p>nome: UHE BAGUARI BARRAMENTO</text:p>
            <text:p>operadoraS: CONS.BAGUARI</text:p>
            <text:p>areaDrenag: 38400.0</text:p>
            <text:p>tipoEstaca: FLU</text:p>
            <text:p>telemetric: True</text:p>
            <text:p>nmMunicipi: GOVERNADOR VALADARE</text:p>
            <text:p>nmEstado: MINAS GERAIS</text:p>
            <text:p>ini_monito: 2009.0</text:p>
            <text:p>fim_monito: 2014.0</text:p>
            <text:p>n_anos: 6.0</text:p>
            <text:p>disp: 81.11</text:p>
            <text:p>lat: -19.0214</text:p>
            <text:p>Lon: -42.12479999999999</text:p>
          </table:table-cell>
          <table:table-cell/>
        </table:table-row>
        <table:table-row table:style-name="ro6">
          <table:table-cell table:number-columns-repeated="4"/>
          <table:table-cell office:value-type="string" calcext:value-type="string">
            <text:p>codigo: 56846080</text:p>
            <text:p>nome: UHE BAGUARI BARRAMENTO</text:p>
            <text:p>operadoraS: CONS.BAGUARI</text:p>
            <text:p>areaDrenag: 38400.0</text:p>
            <text:p>tipoEstaca: FLU</text:p>
            <text:p>telemetric: True</text:p>
            <text:p>nmMunicipi: GOVERNADOR VALADARE</text:p>
            <text:p>nmEstado: MINAS GERAIS</text:p>
            <text:p>ini_monito: 2016.0</text:p>
            <text:p>fim_monito: 2020.0</text:p>
            <text:p>n_anos: 5.0</text:p>
            <text:p>disp: 80.59</text:p>
            <text:p>lat: -19.0214</text:p>
            <text:p>Lon: -42.12479999999999</text:p>
          </table:table-cell>
          <table:table-cell/>
        </table:table-row>
        <table:table-row table:style-name="ro6">
          <table:table-cell table:number-columns-repeated="4"/>
          <table:table-cell office:value-type="string" calcext:value-type="string">
            <text:p>codigo: 56846080</text:p>
            <text:p>nome: UHE BAGUARI BARRAMENTO</text:p>
            <text:p>operadoraS: CONS.BAGUARI</text:p>
            <text:p>areaDrenag: 38400.0</text:p>
            <text:p>tipoEstaca: FLU</text:p>
            <text:p>telemetric: True</text:p>
            <text:p>nmMunicipi: GOVERNADOR VALADARE</text:p>
            <text:p>nmEstado: MINAS GERAIS</text:p>
            <text:p>ini_monito: 2016.0</text:p>
            <text:p>fim_monito: 2020.0</text:p>
            <text:p>n_anos: 5.0</text:p>
            <text:p>disp: 81.00142857142858</text:p>
            <text:p>lat: -19.0214</text:p>
            <text:p>Lon: -42.12479999999999</text:p>
          </table:table-cell>
          <table:table-cell/>
        </table:table-row>
        <table:table-row table:style-name="ro6">
          <table:table-cell table:number-columns-repeated="4"/>
          <table:table-cell office:value-type="string" calcext:value-type="string">
            <text:p>codigo: 56846020</text:p>
            <text:p>nome: UHE BAGUARI RIO CORRENTE GRANDE</text:p>
            <text:p>operadoraS: CONS.BAGUARI</text:p>
            <text:p>areaDrenag: 1970.0</text:p>
            <text:p>tipoEstaca: FLU</text:p>
            <text:p>telemetric: True</text:p>
            <text:p>nmMunicipi: SÃO GERALDO DA PIED</text:p>
            <text:p>nmEstado: MINAS GERAIS</text:p>
            <text:p>ini_monito: 2011.0</text:p>
            <text:p>fim_monito: 2020.0</text:p>
            <text:p>n_anos: 8.0</text:p>
            <text:p>disp: 82.47666666666667</text:p>
            <text:p>lat: -18.9506</text:p>
            <text:p>Lon: -42.360199999999985</text:p>
          </table:table-cell>
          <table:table-cell/>
        </table:table-row>
        <table:table-row table:style-name="ro6">
          <table:table-cell table:number-columns-repeated="4"/>
          <table:table-cell office:value-type="string" calcext:value-type="string">
            <text:p>codigo: 56846020</text:p>
            <text:p>nome: UHE BAGUARI RIO CORRENTE GRANDE</text:p>
            <text:p>operadoraS: CONS.BAGUARI</text:p>
            <text:p>areaDrenag: 1970.0</text:p>
            <text:p>tipoEstaca: FLU</text:p>
            <text:p>telemetric: True</text:p>
            <text:p>nmMunicipi: SÃO GERALDO DA PIED</text:p>
            <text:p>nmEstado: MINAS GERAIS</text:p>
            <text:p>ini_monito: 2011.0</text:p>
            <text:p>fim_monito: 2020.0</text:p>
            <text:p>n_anos: 8.0</text:p>
            <text:p>disp: 81.42833333333334</text:p>
            <text:p>lat: -18.9506</text:p>
            <text:p>Lon: -42.360199999999985</text:p>
          </table:table-cell>
          <table:table-cell/>
        </table:table-row>
        <table:table-row table:style-name="ro6">
          <table:table-cell table:number-columns-repeated="4"/>
          <table:table-cell office:value-type="string" calcext:value-type="string">
            <text:p>codigo: 56846020</text:p>
            <text:p>nome: UHE BAGUARI RIO CORRENTE GRANDE</text:p>
            <text:p>operadoraS: CONS.BAGUARI</text:p>
            <text:p>areaDrenag: 1970.0</text:p>
            <text:p>tipoEstaca: FLU</text:p>
            <text:p>telemetric: True</text:p>
            <text:p>nmMunicipi: SÃO GERALDO DA PIED</text:p>
            <text:p>nmEstado: MINAS GERAIS</text:p>
            <text:p>ini_monito: 2011.0</text:p>
            <text:p>fim_monito: 2020.0</text:p>
            <text:p>n_anos: 8.0</text:p>
            <text:p>disp: 81.42833333333334</text:p>
            <text:p>lat: -18.9506</text:p>
            <text:p>Lon: -42.360199999999985</text:p>
          </table:table-cell>
          <table:table-cell/>
        </table:table-row>
        <table:table-row table:style-name="ro6">
          <table:table-cell table:number-columns-repeated="4"/>
          <table:table-cell office:value-type="string" calcext:value-type="string">
            <text:p>codigo: 56846020</text:p>
            <text:p>nome: UHE BAGUARI RIO CORRENTE GRANDE</text:p>
            <text:p>operadoraS: CONS.BAGUARI</text:p>
            <text:p>areaDrenag: 1970.0</text:p>
            <text:p>tipoEstaca: FLU</text:p>
            <text:p>telemetric: True</text:p>
            <text:p>nmMunicipi: SÃO GERALDO DA PIED</text:p>
            <text:p>nmEstado: MINAS GERAIS</text:p>
            <text:p>ini_monito: 2011.0</text:p>
            <text:p>fim_monito: 2020.0</text:p>
            <text:p>n_anos: 8.0</text:p>
            <text:p>disp: 82.23</text:p>
            <text:p>lat: -18.9506</text:p>
            <text:p>Lon: -42.360199999999985</text:p>
          </table:table-cell>
          <table:table-cell/>
        </table:table-row>
      </table:table>
      <table:table table:name="baixo" table:style-name="ta1">
        <table:table-column table:style-name="co1" table:default-cell-style-name="ce40"/>
        <table:table-column table:style-name="co9" table:default-cell-style-name="ce40"/>
        <table:table-column table:style-name="co10" table:default-cell-style-name="ce40"/>
        <table:table-column table:style-name="co1" table:default-cell-style-name="ce40"/>
        <table:table-column table:style-name="co11" table:default-cell-style-name="ce40"/>
        <table:table-column table:style-name="co12" table:default-cell-style-name="ce40"/>
        <table:table-column table:style-name="co6" table:number-columns-repeated="4" table:default-cell-style-name="ce40"/>
        <table:table-row table:style-name="ro1">
          <table:table-cell table:style-name="ce13" office:value-type="string" calcext:value-type="string" table:number-columns-spanned="6" table:number-rows-spanned="1">
            <text:p>Bacia do Rio Doce</text:p>
          </table:table-cell>
          <table:covered-table-cell table:number-columns-repeated="5" table:style-name="ce30"/>
          <table:table-cell table:style-name="Default" table:number-columns-repeated="4"/>
        </table:table-row>
        <table:table-row table:style-name="ro2">
          <table:table-cell table:style-name="ce14" office:value-type="string" calcext:value-type="string" table:number-columns-spanned="3" table:number-rows-spanned="1">
            <text:p>convencionais</text:p>
          </table:table-cell>
          <table:covered-table-cell table:number-columns-repeated="2" table:style-name="ce34"/>
          <table:table-cell table:style-name="ce14" office:value-type="string" calcext:value-type="string" table:number-columns-spanned="3" table:number-rows-spanned="1">
            <text:p>telemétricas</text:p>
          </table:table-cell>
          <table:covered-table-cell table:number-columns-repeated="2" table:style-name="ce34"/>
          <table:table-cell table:style-name="Default" table:number-columns-repeated="4"/>
        </table:table-row>
        <table:table-row table:style-name="ro3">
          <table:table-cell table:style-name="ce15" office:value-type="string" calcext:value-type="string">
            <text:p>PLUVIO</text:p>
          </table:table-cell>
          <table:table-cell table:style-name="ce15" office:value-type="string" calcext:value-type="string">
            <text:p>FLUVIO</text:p>
          </table:table-cell>
          <table:table-cell table:style-name="ce15" office:value-type="string" calcext:value-type="string">
            <text:p>PLUVIO/FLUVIO</text:p>
          </table:table-cell>
          <table:table-cell table:style-name="ce15" office:value-type="string" calcext:value-type="string">
            <text:p>PLUVIO</text:p>
          </table:table-cell>
          <table:table-cell table:style-name="ce15" office:value-type="string" calcext:value-type="string">
            <text:p>FLUVIO</text:p>
          </table:table-cell>
          <table:table-cell table:style-name="ce15" office:value-type="string" calcext:value-type="string">
            <text:p>PLUVIO/FLUVIO</text:p>
          </table:table-cell>
          <table:table-cell table:style-name="Default" table:number-columns-repeated="4"/>
        </table:table-row>
        <table:table-row table:style-name="ro4">
          <table:table-cell table:style-name="ce24"/>
          <table:table-cell table:style-name="ce48" office:value-type="string" calcext:value-type="string">
            <text:p>codigo: 56990000</text:p>
            <text:p>nome: SÃO SEBASTIÃO DA ENCRUZILHADA</text:p>
            <text:p>operadoraS: CPRM</text:p>
            <text:p>areaDrenag: 8720.0</text:p>
            <text:p>tipoEstaca: FLU</text:p>
            <text:p>telemetric: False</text:p>
            <text:p>nmMunicipi: AIMORÉS</text:p>
            <text:p>nmEstado: MINAS GERAIS</text:p>
            <text:p>ini_monito: 1939.0</text:p>
            <text:p>fim_monito: 2019.0</text:p>
            <text:p>n_anos: 81.0</text:p>
            <text:p>disp: 98.19</text:p>
            <text:p>lat: -19.4925</text:p>
            <text:p>lon: -41.1617</text:p>
            <text:p/>
          </table:table-cell>
          <table:table-cell table:style-name="ce46" office:value-type="string" calcext:value-type="string">
            <text:p>codigo: 1941020</text:p>
            <text:p>nome: AIMORÉS (CASA DAS BOMBAS)</text:p>
            <text:p>operadoraS: ANA</text:p>
            <text:p>areaDrenag: NULL</text:p>
            <text:p>tipoEstaca: PLU-FLU</text:p>
            <text:p>telemetric: False</text:p>
            <text:p>nmMunicipi: AIMORÉS</text:p>
            <text:p>nmEstado: MINAS GERAIS</text:p>
            <text:p>ini_monito: 1987.0</text:p>
            <text:p>fim_monito: 2003.0</text:p>
            <text:p>n_anos: 16.0</text:p>
            <text:p>disp: 91.23</text:p>
            <text:p>lat: -19.4944</text:p>
            <text:p>lon: -41.0764</text:p>
            <text:p/>
          </table:table-cell>
          <table:table-cell table:style-name="ce35"/>
          <table:table-cell table:style-name="ce58" office:value-type="string" calcext:value-type="string">
            <text:p>codigo: 1941017</text:p>
            <text:p>nome: AIMORÉS</text:p>
            <text:p>operadoraS: INMET</text:p>
            <text:p>areaDrenag: NULL</text:p>
            <text:p>tipoEstaca: FLU</text:p>
            <text:p>telemetric: True</text:p>
            <text:p>nmMunicipi: AIMORÉS</text:p>
            <text:p>nmEstado: MINAS GERAIS</text:p>
            <text:p>ini_monito: 1975.0</text:p>
            <text:p>fim_monito: 1998.0</text:p>
            <text:p>n_anos: 16.0</text:p>
            <text:p>disp: 66.55</text:p>
            <text:p>lat: -19.4833</text:p>
            <text:p>lon: -41.0667</text:p>
            <text:p/>
          </table:table-cell>
          <table:table-cell table:style-name="ce59" office:value-type="string" calcext:value-type="string">
            <text:p>codigo: 56994500</text:p>
            <text:p>nome: COLATINA PONTE</text:p>
            <text:p>operadoraS: CPRM - Cia de Pesquisa de Recursos Minerais</text:p>
            <text:p>areaDrenag: NULL</text:p>
            <text:p>tipoEstaca: PLU-FLU</text:p>
            <text:p>telemetric: True</text:p>
            <text:p>nmMunicipi: COLATINA</text:p>
            <text:p>nmEstado: ESPIRITO SANTO</text:p>
            <text:p>ini_monito: </text:p>
            <text:p>fim_monito: </text:p>
            <text:p>n_anos: </text:p>
            <text:p>disp: </text:p>
            <text:p>lat: -19,5333</text:p>
            <text:p>Lon: -40,6297</text:p>
          </table:table-cell>
          <table:table-cell table:number-columns-repeated="4"/>
        </table:table-row>
        <table:table-row table:style-name="ro7">
          <table:table-cell table:style-name="ce25" table:number-columns-repeated="2"/>
          <table:table-cell table:style-name="ce47" office:value-type="string" calcext:value-type="string">
            <text:p>codigo: 1941002</text:p>
            <text:p>nome: AIMORÉS</text:p>
            <text:p>operadoraS: ANA</text:p>
            <text:p>areaDrenag: NULL</text:p>
            <text:p>tipoEstaca: PLU-FLU</text:p>
            <text:p>telemetric: False</text:p>
            <text:p>nmMunicipi: AIMORÉS</text:p>
            <text:p>nmEstado: MINAS GERAIS</text:p>
            <text:p>ini_monito: 1942.0</text:p>
            <text:p>fim_monito: 1966.0</text:p>
            <text:p>n_anos: 24.0</text:p>
            <text:p>disp: 94.14</text:p>
            <text:p>lat: -19.5</text:p>
            <text:p>lon: -41.083099999999995</text:p>
            <text:p/>
          </table:table-cell>
          <table:table-cell table:style-name="ce36"/>
          <table:table-cell table:style-name="ce26"/>
          <table:table-cell table:style-name="ce38"/>
          <table:table-cell table:number-columns-repeated="4"/>
        </table:table-row>
        <table:table-row table:style-name="ro7">
          <table:table-cell table:style-name="ce25"/>
          <table:table-cell table:style-name="ce49" office:value-type="string" calcext:value-type="string">
            <text:p>codigo: 56989900</text:p>
            <text:p>nome: BARRA DO CAPIM</text:p>
            <text:p>operadoraS: CPRM</text:p>
            <text:p>areaDrenag: 8454.0</text:p>
            <text:p>tipoEstaca: FLU</text:p>
            <text:p>telemetric: False</text:p>
            <text:p>nmMunicipi: AIMORÉS</text:p>
            <text:p>nmEstado: MINAS GERAIS</text:p>
            <text:p>ini_monito: 2016.0</text:p>
            <text:p>fim_monito: 2018.0</text:p>
            <text:p>n_anos: 3.0</text:p>
            <text:p>disp: 68.08</text:p>
            <text:p>lat: -19.4903</text:p>
            <text:p>lon: -41.2033</text:p>
            <text:p/>
          </table:table-cell>
          <table:table-cell table:style-name="ce47" office:value-type="string" calcext:value-type="string">
            <text:p>codigo: 1941016</text:p>
            <text:p>nome: AIMORÉS</text:p>
            <text:p>operadoraS: DNOS</text:p>
            <text:p>areaDrenag: NULL</text:p>
            <text:p>tipoEstaca: PLU-FLU</text:p>
            <text:p>telemetric: False</text:p>
            <text:p>nmMunicipi: AIMORÉS</text:p>
            <text:p>nmEstado: MINAS GERAIS</text:p>
            <text:p>ini_monito: 1954.0</text:p>
            <text:p>fim_monito: 1968.0</text:p>
            <text:p>n_anos: 15.0</text:p>
            <text:p>disp: 39.93</text:p>
            <text:p>lat: -19.4833</text:p>
            <text:p>lon: -41.083099999999995</text:p>
            <text:p/>
          </table:table-cell>
          <table:table-cell table:style-name="ce36"/>
          <table:table-cell table:style-name="ce52" office:value-type="string" calcext:value-type="string">
            <text:p>codigo: 56990850</text:p>
            <text:p>nome: UHE AIMORÉS BARRAMENTO</text:p>
            <text:p>operadoraS: ALIANÇA</text:p>
            <text:p>areaDrenag: 62400.0</text:p>
            <text:p>tipoEstaca: FLU</text:p>
            <text:p>telemetric: True</text:p>
            <text:p>nmMunicipi: AIMORÉS</text:p>
            <text:p>nmEstado: MINAS GERAIS</text:p>
            <text:p>ini_monito: 2011.0</text:p>
            <text:p>fim_monito: 2019.0</text:p>
            <text:p>n_anos: 5.0</text:p>
            <text:p>disp: 54.22</text:p>
            <text:p>lat: -19.4564</text:p>
            <text:p>lon: -41.09539999999999</text:p>
            <text:p/>
          </table:table-cell>
          <table:table-cell table:style-name="ce38"/>
          <table:table-cell table:number-columns-repeated="4"/>
        </table:table-row>
        <table:table-row table:style-name="ro8">
          <table:table-cell table:style-name="ce25"/>
          <table:table-cell table:style-name="ce50" office:value-type="string" calcext:value-type="string">
            <text:p>codigo: 56990500</text:p>
            <text:p>nome: BARRA DO CAPIM</text:p>
            <text:p>operadoraS: ANA</text:p>
            <text:p>areaDrenag: 726.0</text:p>
            <text:p>tipoEstaca: FLU</text:p>
            <text:p>telemetric: False</text:p>
            <text:p>nmMunicipi: AIMORÉS</text:p>
            <text:p>nmEstado: MINAS GERAIS</text:p>
            <text:p>ini_monito: 1949.0</text:p>
            <text:p>fim_monito: 1965.0</text:p>
            <text:p>n_anos: 17.0</text:p>
            <text:p>disp: 98.52</text:p>
            <text:p>lat: -19.5</text:p>
            <text:p>lon: -41.24959999999999</text:p>
            <text:p/>
          </table:table-cell>
          <table:table-cell table:style-name="ce53" office:value-type="string" calcext:value-type="string">
            <text:p>codigo: 1941010</text:p>
            <text:p>nome: SÃO SEBASTIÃO DA ENCRUZILHADA</text:p>
            <text:p>operadoraS: CPRM</text:p>
            <text:p>areaDrenag: NULL</text:p>
            <text:p>tipoEstaca: PLU-FLU</text:p>
            <text:p>telemetric: False</text:p>
            <text:p>nmMunicipi: AIMORÉS</text:p>
            <text:p>nmEstado: MINAS GERAIS</text:p>
            <text:p>ini_monito: 1968.0</text:p>
            <text:p>fim_monito: 2019.0</text:p>
            <text:p>n_anos: 52.0</text:p>
            <text:p>disp: 97.57</text:p>
            <text:p>lat: -19.4925</text:p>
            <text:p>lon: -41.1617</text:p>
            <text:p/>
          </table:table-cell>
          <table:table-cell table:style-name="ce36" table:number-columns-repeated="2"/>
          <table:table-cell table:style-name="ce38"/>
          <table:table-cell table:number-columns-repeated="4"/>
        </table:table-row>
        <table:table-row table:style-name="ro8">
          <table:table-cell table:style-name="ce25"/>
          <table:table-cell table:style-name="ce50" office:value-type="string" calcext:value-type="string">
            <text:p>codigo: 56948005</text:p>
            <text:p>nome: RESPLENDOR - JUSANTE</text:p>
            <text:p>operadoraS: ANA</text:p>
            <text:p>areaDrenag: 61200.0</text:p>
            <text:p>tipoEstaca: FLU</text:p>
            <text:p>telemetric: False</text:p>
            <text:p>nmMunicipi: RESPLENDOR</text:p>
            <text:p>nmEstado: MINAS GERAIS</text:p>
            <text:p>ini_monito: 1985.0</text:p>
            <text:p>fim_monito: 2004.0</text:p>
            <text:p>n_anos: 20.0</text:p>
            <text:p>disp: 94.74</text:p>
            <text:p>lat: -19.3431</text:p>
            <text:p>lon: -41.2461</text:p>
            <text:p/>
          </table:table-cell>
          <table:table-cell table:style-name="ce36" table:number-columns-repeated="3"/>
          <table:table-cell table:style-name="ce38"/>
          <table:table-cell table:number-columns-repeated="4"/>
        </table:table-row>
        <table:table-row table:style-name="ro8">
          <table:table-cell table:style-name="ce26"/>
          <table:table-cell table:style-name="ce51" office:value-type="string" calcext:value-type="string">
            <text:p>codigo: 56948000</text:p>
            <text:p>nome: RESPLENDOR</text:p>
            <text:p>operadoraS: ANA</text:p>
            <text:p>areaDrenag: 61200.0</text:p>
            <text:p>tipoEstaca: FLU</text:p>
            <text:p>telemetric: False</text:p>
            <text:p>nmMunicipi: RESPLENDOR</text:p>
            <text:p>nmEstado: MINAS GERAIS</text:p>
            <text:p>ini_monito: 1938.0</text:p>
            <text:p>fim_monito: 1982.0</text:p>
            <text:p>n_anos: 44.0</text:p>
            <text:p>disp: 98.79</text:p>
            <text:p>lat: -19.3166666666667</text:p>
            <text:p>lon: -41.25</text:p>
            <text:p/>
          </table:table-cell>
          <table:table-cell table:style-name="ce55" office:value-type="string" calcext:value-type="string">
            <text:p>codigo: 1941004</text:p>
            <text:p>nome: RESPLENDOR - JUSANTE</text:p>
            <text:p>operadoraS: CPRM</text:p>
            <text:p>areaDrenag: NULL</text:p>
            <text:p>tipoEstaca: PLU-FLU</text:p>
            <text:p>telemetric: False</text:p>
            <text:p>nmMunicipi: RESPLENDOR</text:p>
            <text:p>nmEstado: MINAS GERAIS</text:p>
            <text:p>ini_monito: 1942.0</text:p>
            <text:p>fim_monito: 2019.0</text:p>
            <text:p>n_anos: 75.0</text:p>
            <text:p>disp: 97.39</text:p>
            <text:p>lat: -19.3431</text:p>
            <text:p>lon: -41.2461</text:p>
            <text:p/>
          </table:table-cell>
          <table:table-cell table:style-name="ce27"/>
          <table:table-cell table:style-name="ce55" office:value-type="string" calcext:value-type="string">
            <text:p>codigo: 56990005</text:p>
            <text:p>nome: UHE AIMORÉS RIO MANHUAÇU</text:p>
            <text:p>operadoraS: ALIANÇA</text:p>
            <text:p>areaDrenag: 8720.0</text:p>
            <text:p>tipoEstaca: FLU</text:p>
            <text:p>telemetric: True</text:p>
            <text:p>nmMunicipi: AIMORÉS</text:p>
            <text:p>nmEstado: MINAS GERAIS</text:p>
            <text:p>ini_monito: 2019.0</text:p>
            <text:p>fim_monito: 2020.0</text:p>
            <text:p>n_anos: 2.0</text:p>
            <text:p>disp: 60.47</text:p>
            <text:p>lat: -19.4917</text:p>
            <text:p>lon: -41.1614</text:p>
            <text:p/>
          </table:table-cell>
          <table:table-cell table:style-name="ce38"/>
          <table:table-cell table:number-columns-repeated="4"/>
        </table:table-row>
        <table:table-row table:style-name="ro8">
          <table:table-cell table:style-name="ce26"/>
          <table:table-cell table:style-name="ce51" office:value-type="string" calcext:value-type="string">
            <text:p>codigo: 56982000</text:p>
            <text:p>nome: PARAÍSO DE IPANEMA</text:p>
            <text:p>operadoraS: ANA</text:p>
            <text:p>areaDrenag: 3740.0</text:p>
            <text:p>tipoEstaca: FLU</text:p>
            <text:p>telemetric: False</text:p>
            <text:p>nmMunicipi: IPANEMA</text:p>
            <text:p>nmEstado: MINAS GERAIS</text:p>
            <text:p>ini_monito: 1939.0</text:p>
            <text:p>fim_monito: 1953.0</text:p>
            <text:p>n_anos: 15.0</text:p>
            <text:p>disp: 95.83</text:p>
            <text:p>lat: -19.5166666666667</text:p>
            <text:p>lon: -41.449799999999996</text:p>
            <text:p/>
          </table:table-cell>
          <table:table-cell table:style-name="ce56" office:value-type="string" calcext:value-type="string">
            <text:p>codigo: 56948000</text:p>
            <text:p>nome: RESPLENDOR</text:p>
            <text:p>operadoraS: ANA</text:p>
            <text:p>areaDrenag: 61200.0</text:p>
            <text:p>tipoEstaca: FLU</text:p>
            <text:p>telemetric: False</text:p>
            <text:p>nmMunicipi: RESPLENDOR</text:p>
            <text:p>nmEstado: MINAS GERAIS</text:p>
            <text:p>ini_monito: 1938.0</text:p>
            <text:p>fim_monito: 1982.0</text:p>
            <text:p>n_anos: 44.0</text:p>
            <text:p>disp: 98.79</text:p>
            <text:p>lat: -19.3166666666667</text:p>
            <text:p>lon: -41.25</text:p>
            <text:p/>
          </table:table-cell>
          <table:table-cell table:style-name="ce27" table:number-columns-repeated="2"/>
          <table:table-cell table:style-name="ce38"/>
          <table:table-cell table:number-columns-repeated="4"/>
        </table:table-row>
        <table:table-row table:style-name="ro8">
          <table:table-cell table:style-name="ce26"/>
          <table:table-cell table:style-name="ce52" office:value-type="string" calcext:value-type="string">
            <text:p>codigo: 56989400</text:p>
            <text:p>nome: ASSARAI MONTANTE</text:p>
            <text:p>operadoraS: CPRM</text:p>
            <text:p>areaDrenag: 3190.0</text:p>
            <text:p>tipoEstaca: FLU</text:p>
            <text:p>telemetric: False</text:p>
            <text:p>nmMunicipi: POCRANE</text:p>
            <text:p>nmEstado: MINAS GERAIS</text:p>
            <text:p>ini_monito: 1977.0</text:p>
            <text:p>fim_monito: 2019.0</text:p>
            <text:p>n_anos: 43.0</text:p>
            <text:p>disp: 98.03</text:p>
            <text:p>lat: -19.5947</text:p>
            <text:p>lon: -41.4581</text:p>
            <text:p/>
          </table:table-cell>
          <table:table-cell table:style-name="ce55" office:value-type="string" calcext:value-type="string">
            <text:p>codigo: 1941006</text:p>
            <text:p>nome: ASSARAI - MONTANTE</text:p>
            <text:p>operadoraS: CPRM</text:p>
            <text:p>areaDrenag: NULL</text:p>
            <text:p>tipoEstaca: PLU-FLU</text:p>
            <text:p>telemetric: False</text:p>
            <text:p>nmMunicipi: POCRANE</text:p>
            <text:p>nmEstado: MINAS GERAIS</text:p>
            <text:p>ini_monito: 1946.0</text:p>
            <text:p>fim_monito: 2019.0</text:p>
            <text:p>n_anos: 74.0</text:p>
            <text:p>disp: 99.31</text:p>
            <text:p>lat: -19.5947</text:p>
            <text:p>lon: -41.4581</text:p>
            <text:p/>
          </table:table-cell>
          <table:table-cell table:style-name="ce27" table:number-columns-repeated="2"/>
          <table:table-cell table:style-name="ce38"/>
          <table:table-cell table:number-columns-repeated="4"/>
        </table:table-row>
        <table:table-row table:style-name="ro4">
          <table:table-cell table:style-name="ce27"/>
          <table:table-cell table:style-name="ce51" office:value-type="string" calcext:value-type="string">
            <text:p>codigo: 56989500</text:p>
            <text:p>nome: ASSARAI</text:p>
            <text:p>operadoraS: ANA</text:p>
            <text:p>areaDrenag: 3470.0</text:p>
            <text:p>tipoEstaca: FLU</text:p>
            <text:p>telemetric: False</text:p>
            <text:p>nmMunicipi: POCRANE</text:p>
            <text:p>nmEstado: MINAS GERAIS</text:p>
            <text:p>ini_monito: 1939.0</text:p>
            <text:p>fim_monito: 1976.0</text:p>
            <text:p>n_anos: 36.0</text:p>
            <text:p>disp: 93.3</text:p>
            <text:p>lat: -19.6</text:p>
            <text:p>lon: -41.4666666666667</text:p>
            <text:p/>
          </table:table-cell>
          <table:table-cell table:style-name="ce27" table:number-columns-repeated="3"/>
          <table:table-cell table:style-name="ce38"/>
          <table:table-cell table:number-columns-repeated="4"/>
        </table:table-row>
        <table:table-row table:style-name="ro5" table:number-rows-repeated="6">
          <table:table-cell table:style-name="ce39" table:number-columns-repeated="5"/>
          <table:table-cell table:number-columns-repeated="5"/>
        </table:table-row>
        <table:table-row table:style-name="ro5" table:number-rows-repeated="12">
          <table:table-cell table:number-columns-repeated="10"/>
        </table:table-row>
        <table:table-row table:style-name="ro5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Roboto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Roboto" style:font-family-asian="Roboto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8">00/00/0000</text:date>, <text:time style:data-style-name="N2" text:time-value="17:45:58.43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Welson Avelar</meta:initial-creator>
    <meta:creation-date>2023-11-09T09:00:57.227657367</meta:creation-date>
    <dc:date>2023-11-28T17:59:19.676000000</dc:date>
    <dc:creator>Welson Avelar</dc:creator>
    <meta:editing-duration>PT10H16M39S</meta:editing-duration>
    <meta:editing-cycles>39</meta:editing-cycles>
    <meta:generator>LibreOffice/7.6.2.1$Windows_X86_64 LibreOffice_project/56f7684011345957bbf33a7ee678afaf4d2ba333</meta:generator>
    <meta:document-statistic meta:table-count="3" meta:cell-count="87" meta:object-count="0"/>
  </office:meta>
</office:document-meta>
</file>